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ava Assignment 4</text:p>
      <text:p text:style-name="Standard">494410006 潘韋成</text:p>
      <text:p text:style-name="Standard"/>
      <text:p text:style-name="Standard">使用方法：</text:p>
      <text:p text:style-name="Standard">用 NetBeans 開啟 ZodiacSignService 和 <text:bookmark-start text:name="DDE_LINK1"/>ZodiacSignClient<text:bookmark-end text:name="DDE_LINK1"/>，把 ZodiacSignClient 設為 main project，先 deploy ZodiacSignService，再 run <text:s/>ZodiacSignClient。</text:p>
      <text:p text:style-name="Standard"/>
      <text:p text:style-name="Standard">Reference:</text:p>
      <text:p text:style-name="Standard">http://www.netbeans.org/kb/docs/websvc/jax-ws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22T17:40:30</meta:creation-date>
    <dc:date>2009-06-22T17:43:51</dc:date>
    <meta:editing-duration>PT00H03M23S</meta:editing-duration>
    <meta:editing-cycles>2</meta:editing-cycles>
    <meta:generator>OpenOffice.org/3.1$Unix OpenOffice.org_project/310m11$Build-9399</meta:generator>
    <meta:document-statistic meta:table-count="0" meta:image-count="0" meta:object-count="0" meta:page-count="1" meta:paragraph-count="6" meta:word-count="26" meta:character-count="232"/>
  </office:meta>
</office:document-meta>
</file>